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9.91cm" fo:min-width="16.645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337cm" fo:min-width="14.74cm"/>
      <style:paragraph-properties style:writing-mode="lr-tb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1.772cm" fo:min-width="3.318cm"/>
      <style:paragraph-properties style:writing-mode="lr-tb"/>
    </style:style>
    <style:style style:name="gr4" style:family="graphic" style:parent-style-name="standard">
      <style:graphic-properties draw:fill-color="#ffdbb6" draw:textarea-horizontal-align="justify" draw:textarea-vertical-align="middle" draw:auto-grow-height="false" fo:min-height="2.221cm" fo:min-width="3.31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10.16cm" svg:x="2.27cm" svg:y="6.715cm">
          <text:p text:style-name="P1">Host (Linux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24cm" svg:height="1.587cm" svg:x="3.222cm" svg:y="14.335cm">
          <text:p text:style-name="P1">Docker runtime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398cm" svg:height="2.858cm" svg:x="2.587cm" svg:y="7.032cm">
          <text:p text:style-name="P1">Online order</text:p>
          <text:p text:style-name="P1">proces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5.398cm" svg:height="3.493cm" svg:x="11.794cm" svg:y="7.032cm">
          <text:p text:style-name="P1">Address to</text:p>
          <text:p text:style-name="P1">GPS</text:p>
          <text:p text:style-name="P1">trans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5.398cm" svg:height="3.493cm" svg:x="7.349cm" svg:y="10.525cm">
          <text:p text:style-name="P1">Sales tax</text:p>
          <text:p text:style-name="P1">calc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7.985cm" svg:y1="8.461cm" svg:x2="11.794cm" svg:y2="8.779cm" draw:start-shape="id1" draw:start-glue-point="10" draw:end-shape="id2" draw:end-glue-point="6" svg:d="M7985 8461l3809 318" svg:viewBox="0 0 3810 319">
          <text:p/>
        </draw:connector>
        <draw:connector draw:style-name="gr6" draw:text-style-name="P6" draw:layer="layout" draw:type="line" svg:x1="7.195cm" svg:y1="9.472cm" svg:x2="8.139cm" svg:y2="11.036cm" draw:start-shape="id1" draw:start-glue-point="9" draw:end-shape="id3" draw:end-glue-point="5" svg:d="M7195 9472l944 1564" svg:viewBox="0 0 945 15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7T12:25:35.411404026</meta:creation-date>
    <dc:date>2021-09-07T12:48:40.185781375</dc:date>
    <meta:editing-duration>PT23M4S</meta:editing-duration>
    <meta:editing-cycles>3</meta:editing-cycles>
    <meta:generator>LibreOffice/7.1.5.2$Linux_X86_64 LibreOffice_project/10$Build-2</meta:generator>
    <meta:document-statistic meta:object-count="7"/>
  </office:meta>
</office:document-meta>
</file>